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style-name="ce4"/>
          <table:table-cell table:number-columns-repeated="1019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formula="of:=SUM([.C2:.C15])" office:value-type="float" office:value="6.5">
            <text:p>6.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formula="of:=[.C16]*[.C17]" office:value-type="currency" office:currency="USD" office:value="162.5">
            <text:p>$162.50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11/09/2009</text:date>, <text:time>21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09T21:38:29</dc:date>
    <meta:editing-duration>PT02H05M42S</meta:editing-duration>
    <meta:editing-cycles>2</meta:editing-cycles>
    <meta:generator>OpenOffice.org/3.0$Linux OpenOffice.org_project/300m15$Build-9379</meta:gener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